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  <style:text-properties fo:color="#0066b3"/>
    </style:style>
    <style:style style:name="P2" style:family="paragraph">
      <loext:graphic-properties draw:fill="none" draw:fill-color="#ffffff"/>
      <style:paragraph-properties fo:text-align="center"/>
      <style:text-properties fo:color="#0066b3"/>
    </style:style>
    <style:style style:name="P3" style:family="paragraph">
      <style:paragraph-properties fo:text-align="center"/>
      <style:text-properties fo:color="#72bf44"/>
    </style:style>
    <style:style style:name="P4" style:family="paragraph">
      <loext:graphic-properties draw:fill="none" draw:fill-color="#ffffff"/>
      <style:paragraph-properties fo:text-align="center"/>
      <style:text-properties fo:color="#72bf44"/>
    </style:style>
    <style:style style:name="T1" style:family="text">
      <style:text-properties fo:color="#0066b3"/>
    </style:style>
    <style:style style:name="T2" style:family="text">
      <style:text-properties fo:color="#72bf44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416cm" svg:height="0.962cm" svg:x="0.762cm" svg:y="13.098cm">
          <draw:text-box>
            <text:p text:style-name="P1"><text:span text:style-name="T1">This computer is owned by John Smith. <text:s/>If found please email “JVSmith@mymail.com”</text:span></text:p>
          </draw:text-box>
        </draw:frame>
        <draw:frame draw:style-name="gr2" draw:text-style-name="P4" draw:layer="layout" svg:width="26.416cm" svg:height="0.763cm" svg:x="0.708cm" svg:y="16.428cm">
          <draw:text-box>
            <text:p text:style-name="P3"><text:span text:style-name="T2">Powered by Libreboot <text:s/>https://libreboot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imbus Sans L1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8:22:43.954112174</meta:creation-date>
    <dc:date>2018-12-19T18:40:25.859070070</dc:date>
    <meta:editing-duration>PT7M21S</meta:editing-duration>
    <meta:editing-cycles>2</meta:editing-cycles>
    <meta:generator>LibreOffice/5.4.7.2$Linux_X86_64 LibreOffice_project/40m0$Build-2</meta:generator>
    <meta:document-statistic meta:object-count="2"/>
  </office:meta>
</office:document-meta>
</file>